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b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Grace N. Leder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Cyrus Adler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ne 30, 1929</text:p>
      <text:p text:style-name="P6">Month<text:tab/><text:tab/><text:tab/><text:tab/><text:tab/><text:tab/>June</text:p>
      <text:p text:style-name="P6">Year<text:tab/><text:tab/><text:tab/><text:tab/><text:tab/><text:tab/>1929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This letter is a photocopy of the original.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MRS. EPHRAIM LEDERER/</text:p>
      <text:p text:style-name="P2">HOTEL PENNSYLVANIA/</text:p>
      <text:p text:style-name="P2">39TH AND CHESTNUT STREETS/</text:p>
      <text:p text:style-name="P2">PHILADELPHIA, PA./</text:p>
      <text:p text:style-name="P4">June 30-1929/</text:p>
      <text:p text:style-name="P3">Dear Dr Adler/</text:p>
      <text:p text:style-name="P3"><text:tab/>The enclosed note is of/ no importance except that it illustrates/ Dr Morais's desire to be of service in/ the Sunday School. <text:s/>For that reason it/ may have some interest for you as/ it has for me/ </text:p>
      <text:p text:style-name="P3">With best wishes, believe me/ Yours sincerely/ Grace N. Lederer/</text:p>
      <text:p text:style-name="P3">Dr Cyrus Adler/</text:p>
      <text:p text:style-name="P3">Dropsie College/</text:p>
      <text:p text:style-name="P3">Philadelphi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2:28:42.79</meta:creation-date>
    <meta:document-statistic meta:table-count="0" meta:image-count="0" meta:object-count="0" meta:page-count="2" meta:paragraph-count="72" meta:word-count="243" meta:character-count="1729"/>
    <dc:date>2012-01-05T12:32:19.15</dc:date>
    <dc:creator>Penn Libraries</dc:creator>
    <meta:editing-duration>PT00H03M36S</meta:editing-duration>
    <meta:editing-cycles>1</meta:editing-cycles>
    <meta:generator>OpenOffice.org/3.2$Win32 OpenOffice.org_project/320m12$Build-9483</meta:generator>
  </office:meta>
</office:document-meta>
</file>